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5" style:family="table-cell" style:parent-style-name="Default" style:data-style-name="N136"/>
    <style:style style:name="ce6" style:family="table-cell" style:parent-style-name="Default" style:data-style-name="N136">
      <style:table-cell-properties fo:background-color="#ffff00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able-cell-properties fo:background-color="#ffff00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TG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style-name="ce3"/>
          <table:table-cell table:style-name="ce3" office:value-type="string" calcext:value-type="string">
            <text:p>Condition_Name</text:p>
          </table:table-cell>
          <table:table-cell table:style-name="ce3" office:value-type="string" calcext:value-type="string">
            <text:p>pH</text:p>
          </table:table-cell>
          <table:table-cell table:style-name="ce3" office:value-type="string" calcext:value-type="string">
            <text:p>Time_Point</text:p>
          </table:table-cell>
          <table:table-cell table:style-name="ce4" office:value-type="string" calcext:value-type="string">
            <text:p>Product</text:p>
          </table:table-cell>
          <table:table-cell table:style-name="ce3" office:value-type="string" calcext:value-type="string">
            <text:p>accept as equilibrium point?</text:p>
          </table:table-cell>
          <table:table-cell table:style-name="ce3" office:value-type="string" calcext:value-type="string">
            <text:p>exclude because of poor spectrum?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.11022302462516E-016" calcext:value-type="float">
            <text:p>0.000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0.33" calcext:value-type="float">
            <text:p>0.33</text:p>
          </table:table-cell>
          <table:table-cell table:style-name="ce5" office:value-type="float" office:value="0.0119506780526493" calcext:value-type="float">
            <text:p>0.012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.060674226876398" calcext:value-type="float">
            <text:p>0.061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125861004593122" calcext:value-type="float">
            <text:p>0.126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3.1" calcext:value-type="float">
            <text:p>3.1</text:p>
          </table:table-cell>
          <table:table-cell table:style-name="ce5" office:value-type="float" office:value="0.188252322528725" calcext:value-type="float">
            <text:p>0.188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5.1" calcext:value-type="float">
            <text:p>5.1</text:p>
          </table:table-cell>
          <table:table-cell table:style-name="ce5" office:value-type="float" office:value="0.278499477484755" calcext:value-type="float">
            <text:p>0.278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8.1" calcext:value-type="float">
            <text:p>8.1</text:p>
          </table:table-cell>
          <table:table-cell table:style-name="ce5" office:value-type="float" office:value="0.375838900158981" calcext:value-type="float">
            <text:p>0.376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float" office:value="0.448116848756177" calcext:value-type="float">
            <text:p>0.448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float" office:value="0.554692423956491" calcext:value-type="float">
            <text:p>0.55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" table:number-columns-repeated="1017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49.25" calcext:value-type="float">
            <text:p>49.25</text:p>
          </table:table-cell>
          <table:table-cell table:style-name="ce6" office:value-type="float" office:value="0.559135105432092" calcext:value-type="float">
            <text:p>0.55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" table:number-columns-repeated="1017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6" office:value-type="float" office:value="0.561869720974054" calcext:value-type="float">
            <text:p>0.56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office:value-type="string" calcext:value-type="string">
            <text:p>x31</text:p>
          </table:table-cell>
          <table:table-cell/>
          <table:table-cell office:value-type="float" office:value="7052" calcext:value-type="float">
            <text:p>7052</text:p>
          </table:table-cell>
          <table:table-cell table:style-name="ce6" office:value-type="float" office:value="0.551847011769212" calcext:value-type="float">
            <text:p>0.55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0.2" calcext:value-type="float">
            <text:p>0.2</text:p>
          </table:table-cell>
          <table:table-cell office:value-type="float" office:value="0.00967530178483389" calcext:value-type="float">
            <text:p>0.0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0.126402765232176" calcext:value-type="float">
            <text:p>0.12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" calcext:value-type="float">
            <text:p>2</text:p>
          </table:table-cell>
          <table:table-cell office:value-type="float" office:value="0.230435313423784" calcext:value-type="float">
            <text:p>0.23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3" calcext:value-type="float">
            <text:p>3</text:p>
          </table:table-cell>
          <table:table-cell office:value-type="float" office:value="0.306995841641459" calcext:value-type="float">
            <text:p>0.30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4" calcext:value-type="float">
            <text:p>4</text:p>
          </table:table-cell>
          <table:table-cell office:value-type="float" office:value="0.367009405728346" calcext:value-type="float">
            <text:p>0.36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5" calcext:value-type="float">
            <text:p>5</text:p>
          </table:table-cell>
          <table:table-cell office:value-type="float" office:value="0.405282793838191" calcext:value-type="float">
            <text:p>0.40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0" calcext:value-type="float">
            <text:p>10</text:p>
          </table:table-cell>
          <table:table-cell office:value-type="float" office:value="0.501304750839685" calcext:value-type="float">
            <text:p>0.50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.2" calcext:value-type="float">
            <text:p>15.2</text:p>
          </table:table-cell>
          <table:table-cell office:value-type="float" office:value="0.523353730725957" calcext:value-type="float">
            <text:p>0.52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0" calcext:value-type="float">
            <text:p>20</text:p>
          </table:table-cell>
          <table:table-cell office:value-type="float" office:value="0.527225265719378" calcext:value-type="float">
            <text:p>0.5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0917053522479" calcext:value-type="float">
            <text:p>0.5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0.527534666832147" calcext:value-type="float">
            <text:p>0.52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0.530438690324467" calcext:value-type="float">
            <text:p>0.53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0.33" calcext:value-type="float">
            <text:p>0.33</text:p>
          </table:table-cell>
          <table:table-cell office:value-type="float" office:value="0.0478374673828476" calcext:value-type="float">
            <text:p>0.04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.1" calcext:value-type="float">
            <text:p>1.1</text:p>
          </table:table-cell>
          <table:table-cell office:value-type="float" office:value="0.169899006592798" calcext:value-type="float">
            <text:p>0.17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" calcext:value-type="float">
            <text:p>2</text:p>
          </table:table-cell>
          <table:table-cell office:value-type="float" office:value="0.285629066961493" calcext:value-type="float">
            <text:p>0.28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3" calcext:value-type="float">
            <text:p>3</text:p>
          </table:table-cell>
          <table:table-cell office:value-type="float" office:value="0.366621350170884" calcext:value-type="float">
            <text:p>0.36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5" calcext:value-type="float">
            <text:p>5</text:p>
          </table:table-cell>
          <table:table-cell office:value-type="float" office:value="0.464058161763091" calcext:value-type="float">
            <text:p>0.46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5295501909674" calcext:value-type="float">
            <text:p>0.52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1040244158575" calcext:value-type="float">
            <text:p>0.5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7.38, diluted with water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2444480201544" calcext:value-type="float">
            <text:p>0.5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0.33" calcext:value-type="float">
            <text:p>0.33</text:p>
          </table:table-cell>
          <table:table-cell office:value-type="float" office:value="0.0762356904751211" calcext:value-type="float">
            <text:p>0.07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.1" calcext:value-type="float">
            <text:p>1.1</text:p>
          </table:table-cell>
          <table:table-cell office:value-type="float" office:value="0.254486163044779" calcext:value-type="float">
            <text:p>0.25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" calcext:value-type="float">
            <text:p>2</text:p>
          </table:table-cell>
          <table:table-cell office:value-type="float" office:value="0.36773516852481" calcext:value-type="float">
            <text:p>0.36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3" calcext:value-type="float">
            <text:p>3</text:p>
          </table:table-cell>
          <table:table-cell office:value-type="float" office:value="0.439647350914974" calcext:value-type="float">
            <text:p>0.44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5" calcext:value-type="float">
            <text:p>5</text:p>
          </table:table-cell>
          <table:table-cell office:value-type="float" office:value="0.50963560673322" calcext:value-type="float">
            <text:p>0.51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7274107459731" calcext:value-type="float">
            <text:p>0.53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537129198693476" calcext:value-type="float">
            <text:p>0.5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7.17, high ionic strength</text:p>
          </table:table-cell>
          <table:table-cell office:value-type="float" office:value="27.2" calcext:value-type="float">
            <text:p>27.2</text:p>
          </table:table-cell>
          <table:table-cell table:style-name="ce2" office:value-type="float" office:value="0.539007424199631" calcext:value-type="float">
            <text:p>0.5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.2" calcext:value-type="float">
            <text:p>3.2</text:p>
          </table:table-cell>
          <table:table-cell office:value-type="float" office:value="0.391465847637666" calcext:value-type="float">
            <text:p>0.39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6" calcext:value-type="float">
            <text:p>6</text:p>
          </table:table-cell>
          <table:table-cell office:value-type="float" office:value="0.49234137198314" calcext:value-type="float">
            <text:p>0.49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0.2" calcext:value-type="float">
            <text:p>10.2</text:p>
          </table:table-cell>
          <table:table-cell office:value-type="float" office:value="0.526262996520449" calcext:value-type="float">
            <text:p>0.5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3467527879756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34774549854878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0.535557419427697" calcext:value-type="float">
            <text:p>0.53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7.38, diluted with water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4591179023112" calcext:value-type="float">
            <text:p>0.5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.2" calcext:value-type="float">
            <text:p>3.2</text:p>
          </table:table-cell>
          <table:table-cell office:value-type="float" office:value="0.466055355476992" calcext:value-type="float">
            <text:p>0.4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6" calcext:value-type="float">
            <text:p>6</text:p>
          </table:table-cell>
          <table:table-cell office:value-type="float" office:value="0.527303599859861" calcext:value-type="float">
            <text:p>0.52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0.2" calcext:value-type="float">
            <text:p>10.2</text:p>
          </table:table-cell>
          <table:table-cell office:value-type="float" office:value="0.538813352678776" calcext:value-type="float">
            <text:p>0.53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15.2" calcext:value-type="float">
            <text:p>15.2</text:p>
          </table:table-cell>
          <table:table-cell table:style-name="ce2" office:value-type="float" office:value="0.539605453367973" calcext:value-type="float">
            <text:p>0.54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.540331520811153" calcext:value-type="float">
            <text:p>0.54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0.2" calcext:value-type="float">
            <text:p>30.2</text:p>
          </table:table-cell>
          <table:table-cell table:style-name="ce2" office:value-type="float" office:value="0.538524403102641" calcext:value-type="float">
            <text:p>0.5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7.17, high ionic strength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539284531641204" calcext:value-type="float">
            <text:p>0.5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0.33" calcext:value-type="float">
            <text:p>0.33</text:p>
          </table:table-cell>
          <table:table-cell office:value-type="float" office:value="0.0124216813476525" calcext:value-type="float">
            <text:p>0.0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office:value-type="float" office:value="0.118640526637454" calcext:value-type="float">
            <text:p>0.11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" calcext:value-type="float">
            <text:p>2</text:p>
          </table:table-cell>
          <table:table-cell office:value-type="float" office:value="0.201076500274949" calcext:value-type="float">
            <text:p>0.20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office:value-type="float" office:value="0.276488006650808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" calcext:value-type="float">
            <text:p>5</text:p>
          </table:table-cell>
          <table:table-cell office:value-type="float" office:value="0.378220494004697" calcext:value-type="float">
            <text:p>0.37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office:value-type="float" office:value="0.490165936736405" calcext:value-type="float">
            <text:p>0.49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15" calcext:value-type="float">
            <text:p>15</text:p>
          </table:table-cell>
          <table:table-cell office:value-type="float" office:value="0.519337254145493" calcext:value-type="float">
            <text:p>0.51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26.5" calcext:value-type="float">
            <text:p>26.5</text:p>
          </table:table-cell>
          <table:table-cell office:value-type="float" office:value="0.53232924151714" calcext:value-type="float">
            <text:p>0.5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0.532376154294739" calcext:value-type="float">
            <text:p>0.5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43" calcext:value-type="float">
            <text:p>43</text:p>
          </table:table-cell>
          <table:table-cell table:style-name="ce2" office:value-type="float" office:value="0.532611465148277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0.531189615738892" calcext:value-type="float">
            <text:p>0.5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.53294692942728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0.00506049261154173" calcext:value-type="float">
            <text:p>0.00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218936301174517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14386111179189" calcext:value-type="float">
            <text:p>0.31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392616638942724" calcext:value-type="float">
            <text:p>0.39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44720793698975" calcext:value-type="float">
            <text:p>0.44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02398588765023" calcext:value-type="float">
            <text:p>0.50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537137192495307" calcext:value-type="float">
            <text:p>0.53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0.545940209026429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.547670965741261" calcext:value-type="float">
            <text:p>0.5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54472834551236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554377103084258" calcext:value-type="float">
            <text:p>0.55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547242669742858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1.11022302462516E-016" calcext:value-type="float">
            <text:p>0.00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0913449189633953" calcext:value-type="float">
            <text:p>0.09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156734504689911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217256776399546" calcext:value-type="float">
            <text:p>0.21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258439546627385" calcext:value-type="float">
            <text:p>0.25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317167187888041" calcext:value-type="float">
            <text:p>0.3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373244304419897" calcext:value-type="float">
            <text:p>0.37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399828862196497" calcext:value-type="float">
            <text:p>0.4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407848332410262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411298391720699" calcext:value-type="float">
            <text:p>0.41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414878668396268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0.2" calcext:value-type="float">
            <text:p>0.2</text:p>
          </table:table-cell>
          <table:table-cell table:style-name="ce5" office:value-type="float" office:value="0.0326283673296465" calcext:value-type="float">
            <text:p>0.03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.2" calcext:value-type="float">
            <text:p>1.2</text:p>
          </table:table-cell>
          <table:table-cell table:style-name="ce5" office:value-type="float" office:value="0.277161043788677" calcext:value-type="float">
            <text:p>0.27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379797964826847" calcext:value-type="float">
            <text:p>0.38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461757371464893" calcext:value-type="float">
            <text:p>0.46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507473685906792" calcext:value-type="float">
            <text:p>0.50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46461583781183" calcext:value-type="float">
            <text:p>0.54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560373128123436" calcext:value-type="float">
            <text:p>0.56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0.565318337609493" calcext:value-type="float">
            <text:p>0.5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.563604037247672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0.564013237503165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49.1" calcext:value-type="float">
            <text:p>49.1</text:p>
          </table:table-cell>
          <table:table-cell table:style-name="ce6" office:value-type="float" office:value="0.563941750355832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0.565246756741902" calcext:value-type="float">
            <text:p>0.5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2" calcext:value-type="float">
            <text:p>2</text:p>
          </table:table-cell>
          <table:table-cell office:value-type="float" office:value="0.0758981707173632" calcext:value-type="float">
            <text:p>0.0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5" calcext:value-type="float">
            <text:p>5</text:p>
          </table:table-cell>
          <table:table-cell office:value-type="float" office:value="0.200317487118511" calcext:value-type="float">
            <text:p>0.2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15" calcext:value-type="float">
            <text:p>15</text:p>
          </table:table-cell>
          <table:table-cell office:value-type="float" office:value="0.405450544539819" calcext:value-type="float">
            <text:p>0.4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44" calcext:value-type="float">
            <text:p>44</text:p>
          </table:table-cell>
          <table:table-cell office:value-type="float" office:value="0.510139582545403" calcext:value-type="float">
            <text:p>0.5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18289100946385" calcext:value-type="float">
            <text:p>0.51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25156001760008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25167171695187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21824018288945" calcext:value-type="float">
            <text:p>0.5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25" calcext:value-type="float">
            <text:p>325</text:p>
          </table:table-cell>
          <table:table-cell office:value-type="float" office:value="0.534135765678015" calcext:value-type="float">
            <text:p>0.5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31" calcext:value-type="float">
            <text:p>331</text:p>
          </table:table-cell>
          <table:table-cell office:value-type="float" office:value="0.562495683847467" calcext:value-type="float">
            <text:p>0.5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67.9" calcext:value-type="float">
            <text:p>367.9</text:p>
          </table:table-cell>
          <table:table-cell office:value-type="float" office:value="0.600362030281895" calcext:value-type="float">
            <text:p>0.6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368" calcext:value-type="float">
            <text:p>368</text:p>
          </table:table-cell>
          <table:table-cell office:value-type="float" office:value="0.600219068522763" calcext:value-type="float">
            <text:p>0.6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2" calcext:value-type="float">
            <text:p>2</text:p>
          </table:table-cell>
          <table:table-cell office:value-type="float" office:value="0.123609680460085" calcext:value-type="float">
            <text:p>0.1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5" calcext:value-type="float">
            <text:p>5</text:p>
          </table:table-cell>
          <table:table-cell office:value-type="float" office:value="0.255381008036436" calcext:value-type="float">
            <text:p>0.2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15" calcext:value-type="float">
            <text:p>15</text:p>
          </table:table-cell>
          <table:table-cell office:value-type="float" office:value="0.461806930107967" calcext:value-type="float">
            <text:p>0.4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44" calcext:value-type="float">
            <text:p>44</text:p>
          </table:table-cell>
          <table:table-cell office:value-type="float" office:value="0.552401369596184" calcext:value-type="float">
            <text:p>0.5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56762601461333" calcext:value-type="float">
            <text:p>0.5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62505012386743" calcext:value-type="float">
            <text:p>0.5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75271290076142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77969649354175" calcext:value-type="float">
            <text:p>0.57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25" calcext:value-type="float">
            <text:p>325</text:p>
          </table:table-cell>
          <table:table-cell office:value-type="float" office:value="0.588877390383459" calcext:value-type="float">
            <text:p>0.5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31" calcext:value-type="float">
            <text:p>331</text:p>
          </table:table-cell>
          <table:table-cell office:value-type="float" office:value="0.613145222185814" calcext:value-type="float">
            <text:p>0.6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368" calcext:value-type="float">
            <text:p>368</text:p>
          </table:table-cell>
          <table:table-cell office:value-type="float" office:value="0.630211557731844" calcext:value-type="float">
            <text:p>0.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" calcext:value-type="float">
            <text:p>2</text:p>
          </table:table-cell>
          <table:table-cell office:value-type="float" office:value="0.0339245815249167" calcext:value-type="float">
            <text:p>0.0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0.113905413178302" calcext:value-type="float">
            <text:p>0.1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5" calcext:value-type="float">
            <text:p>15</text:p>
          </table:table-cell>
          <table:table-cell office:value-type="float" office:value="0.290207888338203" calcext:value-type="float">
            <text:p>0.2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4" calcext:value-type="float">
            <text:p>44</text:p>
          </table:table-cell>
          <table:table-cell office:value-type="float" office:value="0.423450580728782" calcext:value-type="float">
            <text:p>0.4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449618230385136" calcext:value-type="float">
            <text:p>0.4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450657294838785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448687863117575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452025953986177" calcext:value-type="float">
            <text:p>0.4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25" calcext:value-type="float">
            <text:p>325</text:p>
          </table:table-cell>
          <table:table-cell office:value-type="float" office:value="0.463290461210038" calcext:value-type="float">
            <text:p>0.4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31" calcext:value-type="float">
            <text:p>331</text:p>
          </table:table-cell>
          <table:table-cell office:value-type="float" office:value="0.496555369863925" calcext:value-type="float">
            <text:p>0.4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68" calcext:value-type="float">
            <text:p>368</text:p>
          </table:table-cell>
          <table:table-cell office:value-type="float" office:value="0.547507363620552" calcext:value-type="float">
            <text:p>0.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" calcext:value-type="float">
            <text:p>2</text:p>
          </table:table-cell>
          <table:table-cell office:value-type="float" office:value="0.0285423678791254" calcext:value-type="float">
            <text:p>0.0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0.110868947539464" calcext:value-type="float">
            <text:p>0.1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5" calcext:value-type="float">
            <text:p>15</text:p>
          </table:table-cell>
          <table:table-cell office:value-type="float" office:value="0.281510568803479" calcext:value-type="float">
            <text:p>0.2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4" calcext:value-type="float">
            <text:p>44</text:p>
          </table:table-cell>
          <table:table-cell office:value-type="float" office:value="0.423334031439692" calcext:value-type="float">
            <text:p>0.4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450048770294339" calcext:value-type="float">
            <text:p>0.4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4514024774289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44950320170088" calcext:value-type="float">
            <text:p>0.4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455016274457277" calcext:value-type="float">
            <text:p>0.45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25" calcext:value-type="float">
            <text:p>325</text:p>
          </table:table-cell>
          <table:table-cell office:value-type="float" office:value="0.462502411305789" calcext:value-type="float">
            <text:p>0.4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31" calcext:value-type="float">
            <text:p>331</text:p>
          </table:table-cell>
          <table:table-cell office:value-type="float" office:value="0.49478546057279" calcext:value-type="float">
            <text:p>0.4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368" calcext:value-type="float">
            <text:p>368</text:p>
          </table:table-cell>
          <table:table-cell office:value-type="float" office:value="0.542035542764441" calcext:value-type="float">
            <text:p>0.5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" calcext:value-type="float">
            <text:p>2</text:p>
          </table:table-cell>
          <table:table-cell office:value-type="float" office:value="0.0864225474552237" calcext:value-type="float">
            <text:p>0.0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" calcext:value-type="float">
            <text:p>5</text:p>
          </table:table-cell>
          <table:table-cell office:value-type="float" office:value="0.207855194511559" calcext:value-type="float">
            <text:p>0.2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5" calcext:value-type="float">
            <text:p>15</text:p>
          </table:table-cell>
          <table:table-cell office:value-type="float" office:value="0.423157006376566" calcext:value-type="float">
            <text:p>0.4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44" calcext:value-type="float">
            <text:p>44</text:p>
          </table:table-cell>
          <table:table-cell office:value-type="float" office:value="0.538023873767819" calcext:value-type="float">
            <text:p>0.5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47318272539287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47951018769315" calcext:value-type="float">
            <text:p>0.5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48662539652965" calcext:value-type="float">
            <text:p>0.5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48159592364936" calcext:value-type="float">
            <text:p>0.5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25" calcext:value-type="float">
            <text:p>325</text:p>
          </table:table-cell>
          <table:table-cell office:value-type="float" office:value="0.562365832835763" calcext:value-type="float">
            <text:p>0.5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31" calcext:value-type="float">
            <text:p>331</text:p>
          </table:table-cell>
          <table:table-cell office:value-type="float" office:value="0.584431179934583" calcext:value-type="float">
            <text:p>0.5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68" calcext:value-type="float">
            <text:p>368</text:p>
          </table:table-cell>
          <table:table-cell office:value-type="float" office:value="0.607193747971685" calcext:value-type="float">
            <text:p>0.6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" calcext:value-type="float">
            <text:p>2</text:p>
          </table:table-cell>
          <table:table-cell office:value-type="float" office:value="0.0975605596968708" calcext:value-type="float">
            <text:p>0.0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" calcext:value-type="float">
            <text:p>5</text:p>
          </table:table-cell>
          <table:table-cell office:value-type="float" office:value="0.228867874071623" calcext:value-type="float">
            <text:p>0.2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5" calcext:value-type="float">
            <text:p>15</text:p>
          </table:table-cell>
          <table:table-cell office:value-type="float" office:value="0.442534695666216" calcext:value-type="float">
            <text:p>0.4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44" calcext:value-type="float">
            <text:p>44</text:p>
          </table:table-cell>
          <table:table-cell office:value-type="float" office:value="0.541648573095378" calcext:value-type="float">
            <text:p>0.5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547183683503716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0.546747133712696" calcext:value-type="float">
            <text:p>0.54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259" calcext:value-type="float">
            <text:p>259</text:p>
          </table:table-cell>
          <table:table-cell table:style-name="ce2" office:value-type="float" office:value="0.549578150342334" calcext:value-type="float">
            <text:p>0.5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19" calcext:value-type="float">
            <text:p>319</text:p>
          </table:table-cell>
          <table:table-cell table:style-name="ce2" office:value-type="float" office:value="0.54852441185895" calcext:value-type="float">
            <text:p>0.5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25" calcext:value-type="float">
            <text:p>325</text:p>
          </table:table-cell>
          <table:table-cell office:value-type="float" office:value="0.561936855544167" calcext:value-type="float">
            <text:p>0.5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31" calcext:value-type="float">
            <text:p>331</text:p>
          </table:table-cell>
          <table:table-cell office:value-type="float" office:value="0.585429847403614" calcext:value-type="float">
            <text:p>0.5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368" calcext:value-type="float">
            <text:p>368</text:p>
          </table:table-cell>
          <table:table-cell office:value-type="float" office:value="0.599342782895214" calcext:value-type="float">
            <text:p>0.599</text:p>
          </table:table-cell>
          <table:table-cell table:number-columns-repeated="1019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TG9.B103:RTG9.E169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5T17:49:12.539887652</dc:date>
    <meta:editing-duration>PT52M19S</meta:editing-duration>
    <meta:editing-cycles>8</meta:editing-cycles>
    <meta:generator>LibreOffice/7.4.7.2$Linux_X86_64 LibreOffice_project/40$Build-2</meta:generator>
    <meta:document-statistic meta:table-count="1" meta:cell-count="819" meta:object-count="0"/>
  </office:meta>
</office:document-meta>
</file>